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raxis Com Light" svg:font-family="'Praxis Com Light'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7.722cm" style:rel-width="96%" fo:margin-left="0cm" fo:margin-top="0cm" fo:margin-bottom="0cm" table:align="left" style:writing-mode="lr-tb"/>
    </style:style>
    <style:style style:name="Table1.A" style:family="table-column">
      <style:table-column-properties style:column-width="3.08cm" style:rel-column-width="11389*"/>
    </style:style>
    <style:style style:name="Table1.B" style:family="table-column">
      <style:table-column-properties style:column-width="2.942cm" style:rel-column-width="10879*"/>
    </style:style>
    <style:style style:name="Table1.C" style:family="table-column">
      <style:table-column-properties style:column-width="0.801cm" style:rel-column-width="2962*"/>
    </style:style>
    <style:style style:name="Table1.D" style:family="table-column">
      <style:table-column-properties style:column-width="1.266cm" style:rel-column-width="4680*"/>
    </style:style>
    <style:style style:name="Table1.E" style:family="table-column">
      <style:table-column-properties style:column-width="4.235cm" style:rel-column-width="15663*"/>
    </style:style>
    <style:style style:name="Table1.F" style:family="table-column">
      <style:table-column-properties style:column-width="2.775cm" style:rel-column-width="10262*"/>
    </style:style>
    <style:style style:name="Table1.G" style:family="table-column">
      <style:table-column-properties style:column-width="2.623cm" style:rel-column-width="9697*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741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654cm" fo:keep-together="auto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fo:keep-together="auto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1.344cm" fo:keep-together="auto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min-row-height="1.319cm" fo:keep-together="auto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9" style:family="table-row">
      <style:table-row-properties fo:keep-together="auto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2.903cm" fo:keep-together="auto"/>
    </style:style>
    <style:style style:name="Table1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22cm" style:rel-width="96%" fo:margin-left="-0.056cm" fo:margin-top="0cm" fo:margin-bottom="0cm" table:align="left" style:writing-mode="lr-tb"/>
    </style:style>
    <style:style style:name="Table2.A" style:family="table-column">
      <style:table-column-properties style:column-width="17.722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6.699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907cm" fo:keep-together="auto"/>
    </style:style>
    <style:style style:name="Tab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.6" style:family="table-row">
      <style:table-row-properties style:min-row-height="1.984cm" fo:keep-together="auto"/>
    </style:style>
    <style:style style:name="Tab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46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1.937cm" style:rel-column-width="6874*"/>
    </style:style>
    <style:style style:name="Table3.B" style:family="table-column">
      <style:table-column-properties style:column-width="3.104cm" style:rel-column-width="11017*"/>
    </style:style>
    <style:style style:name="Table3.C" style:family="table-column">
      <style:table-column-properties style:column-width="4.225cm" style:rel-column-width="14994*"/>
    </style:style>
    <style:style style:name="Table3.D" style:family="table-column">
      <style:table-column-properties style:column-width="1.651cm" style:rel-column-width="5859*"/>
    </style:style>
    <style:style style:name="Table3.E" style:family="table-column">
      <style:table-column-properties style:column-width="7.546cm" style:rel-column-width="26788*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5" style:family="table-row">
      <style:table-row-properties fo:keep-together="auto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4" style:family="paragraph" style:parent-style-name="Text_20_body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style:font-name-complex="Arial1"/>
    </style:style>
    <style:style style:name="P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weight="bold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.004cm" fo:margin-bottom="0cm" style:contextual-spacing="false" fo:line-height="100%" fo:text-align="justify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fo:font-weight="bold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>
        <style:tab-stops>
          <style:tab-stop style:position="5.186cm"/>
        </style:tab-stops>
      </style:paragraph-properties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.004cm" fo:margin-bottom="0cm" style:contextual-spacing="false" fo:line-height="1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.071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dafbe" officeooo:paragraph-rsid="001dafb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GB" officeooo:rsid="001f295f" officeooo:paragraph-rsid="001f295f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language="en" fo:country="US" fo:font-weight="bold" style:font-name-asian="Times New Roman" style:font-weight-asian="bold" style:font-name-complex="Arial1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08080" loext:opacity="100%" style:font-name="Arial" fo:font-size="11pt" fo:language="en" fo:country="GB" fo:font-style="italic" style:letter-kerning="false" style:font-name-asian="Calibri1" style:font-size-asian="11pt" style:language-asian="en" style:country-asian="US" style:font-style-asian="italic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color="#808080" loext:opacity="100%" style:font-name="Arial" fo:font-style="italic" style:font-style-asian="italic" style:font-name-complex="Arial1"/>
    </style:style>
    <style:style style:name="P24" style:family="paragraph" style:parent-style-name="Standard">
      <style:text-properties fo:language="en" fo:country="GB" officeooo:rsid="001dafbe" officeooo:paragraph-rsid="001dbd1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GB" officeooo:rsid="001dbd1e" officeooo:paragraph-rsid="001dbd1e" style:language-asian="en" style:country-asian="US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en" fo:country="GB" officeooo:rsid="001dbd1e" officeooo:paragraph-rsid="001dbd1e" style:language-asian="en" style:country-asian="US" style:language-complex="ar" style:country-complex="SA"/>
    </style:style>
    <style:style style:name="P27" style:family="paragraph" style:parent-style-name="Standard">
      <style:text-properties fo:language="en" fo:country="GB" officeooo:paragraph-rsid="001f295f" style:language-asian="en" style:country-asian="US" style:language-complex="ar" style:country-complex="SA"/>
    </style:style>
    <style:style style:name="P28" style:family="paragraph" style:parent-style-name="Standard">
      <style:text-properties fo:language="en" fo:country="GB" officeooo:rsid="001ff419" officeooo:paragraph-rsid="001ff419" style:language-asian="en" style:country-asian="US" style:language-complex="ar" style:country-complex="SA"/>
    </style:style>
    <style:style style:name="P29" style:family="paragraph" style:parent-style-name="List_20_Paragraph" style:list-style-name="WWNum2">
      <style:paragraph-properties fo:margin-left="0.54cm" fo:margin-right="0cm" fo:margin-top="0cm" fo:margin-bottom="0cm" style:contextual-spacing="false" fo:line-height="100%" fo:text-align="start" style:justify-single-word="false" fo:orphans="2" fo:widows="2" fo:text-indent="-0.54cm" style:auto-text-indent="false"/>
    </style:style>
    <style:style style:name="P30" style:family="paragraph" style:parent-style-name="Standard" style:list-style-name="L1">
      <style:text-properties fo:language="en" fo:country="GB" officeooo:rsid="001dafbe" officeooo:paragraph-rsid="001dafbe" style:language-asian="en" style:country-asian="US" style:language-complex="ar" style:country-complex="SA"/>
    </style:style>
    <style:style style:name="P31" style:family="paragraph" style:parent-style-name="Standard" style:list-style-name="L1">
      <style:text-properties fo:language="en" fo:country="GB" officeooo:rsid="001dbd1e" officeooo:paragraph-rsid="001dbd1e" style:language-asian="en" style:country-asian="US" style:language-complex="ar" style:country-complex="SA"/>
    </style:style>
    <style:style style:name="T1" style:family="text"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dafbe"/>
    </style:style>
    <style:style style:name="T4" style:family="text">
      <style:text-properties officeooo:rsid="001dbd1e"/>
    </style:style>
    <style:style style:name="T5" style:family="text">
      <style:text-properties officeooo:rsid="001f295f"/>
    </style:style>
    <style:style style:name="T6" style:family="text">
      <style:text-properties officeooo:rsid="0020b1fc"/>
    </style:style>
    <style:style style:name="T7" style:family="text">
      <style:text-properties officeooo:rsid="0021a461"/>
    </style:style>
    <style:style style:name="T8" style:family="text">
      <style:text-properties officeooo:rsid="002377b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SSIGNMENT BRIEF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Module Code</text:p>
          </table:table-cell>
          <table:table-cell table:style-name="Table1.B1" office:value-type="string">
            <text:p text:style-name="Standard">COM4002M</text:p>
            <text:p text:style-name="P12"/>
          </table:table-cell>
          <table:table-cell table:style-name="Table1.A1" table:number-columns-spanned="2" office:value-type="string">
            <text:p text:style-name="P7">Module Tutor</text:p>
          </table:table-cell>
          <table:covered-table-cell/>
          <table:table-cell table:style-name="Table1.B1" table:number-columns-spanned="3" office:value-type="string">
            <text:p text:style-name="P17">David Gundry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Module Title</text:p>
          </table:table-cell>
          <table:table-cell table:style-name="Table1.B1" table:number-columns-spanned="6" office:value-type="string">
            <text:p text:style-name="P17">Mathematics and Problem Solv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7">Level</text:p>
          </table:table-cell>
          <table:table-cell table:style-name="Table1.B1" office:value-type="string">
            <text:p text:style-name="P17">4</text:p>
          </table:table-cell>
          <table:table-cell table:style-name="Table1.A1" table:number-columns-spanned="2" office:value-type="string">
            <text:p text:style-name="P7">Credit Value of Module</text:p>
          </table:table-cell>
          <table:covered-table-cell/>
          <table:table-cell table:style-name="Table1.B1" table:number-columns-spanned="3" office:value-type="string">
            <text:p text:style-name="P13">20<text:tab/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Assessment Task</text:p>
          </table:table-cell>
          <table:table-cell table:style-name="Table1.B4" table:number-columns-spanned="6" office:value-type="string">
            <text:p text:style-name="P18">Problem Ques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Word Count</text:p>
          </table:table-cell>
          <table:table-cell table:style-name="Table1.B5" table:number-columns-spanned="6" office:value-type="string">
            <text:p text:style-name="P19">No li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">Assessment No</text:p>
          </table:table-cell>
          <table:table-cell table:style-name="Table1.B6" office:value-type="string">
            <text:p text:style-name="P18">1</text:p>
          </table:table-cell>
          <table:table-cell table:style-name="Table1.A1" office:value-type="string">
            <text:p text:style-name="P7">of</text:p>
          </table:table-cell>
          <table:table-cell table:style-name="Table1.D6" table:number-columns-spanned="2" office:value-type="string">
            <text:p text:style-name="P18">1</text:p>
          </table:table-cell>
          <table:covered-table-cell/>
          <table:table-cell table:style-name="Table1.A1" office:value-type="string">
            <text:p text:style-name="P7">Weighting</text:p>
          </table:table-cell>
          <table:table-cell table:style-name="Table1.G6" office:value-type="string">
            <text:p text:style-name="P18">100%</text:p>
          </table:table-cell>
        </table:table-row>
        <table:table-row table:style-name="Table1.7">
          <table:table-cell table:style-name="Table1.A1" office:value-type="string">
            <text:p text:style-name="P7">Type of Submission</text:p>
          </table:table-cell>
          <table:table-cell table:style-name="Table1.B7" table:number-columns-spanned="6" office:value-type="string">
            <text:p text:style-name="P19">Written or Moodle quiz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7">Method of Submission</text:p>
          </table:table-cell>
          <table:table-cell table:style-name="Table1.B8" table:number-columns-spanned="6" office:value-type="string">
            <text:p text:style-name="P18">Moodle submission poi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7">Publication Date</text:p>
          </table:table-cell>
          <table:table-cell table:style-name="Table1.B9" table:number-columns-spanned="6" office:value-type="string">
            <text:p text:style-name="P18">7 December 202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8">Due Date</text:p>
          </table:table-cell>
          <table:table-cell table:style-name="Table1.B1" table:number-columns-spanned="6" office:value-type="string">
            <text:p text:style-name="P18">25 January 20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8">Expected Feedback Date </text:p>
          </table:table-cell>
          <table:table-cell table:style-name="Table1.B1" table:number-columns-spanned="6" office:value-type="string">
            <text:p text:style-name="P18">15 February 20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7" office:value-type="string">
            <text:p text:style-name="P7">Learning Outcom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Standard"><text:span text:style-name="T3">1. </text:span>Understand and use basic mathematical terminology.</text:p>
            <text:p text:style-name="Standard"><text:span text:style-name="T3">2. </text:span>Comprehend the basic mathematical concepts that relate to Computer Science</text:p>
            <text:p text:style-name="Standard"><text:span text:style-name="T3">3. </text:span>Apply mathematical concepts to Computer Science problem solving</text:p>
            <text:p text:style-name="Standard"><text:span text:style-name="T3">4. </text:span>Understand the mathematical underpinning of Computer Science and be able to identify the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Assignment Description</text:p>
          </table:table-cell>
        </table:table-row>
        <table:table-row table:style-name="Table2.2">
          <table:table-cell table:style-name="Table2.A2" office:value-type="string">
            <text:p text:style-name="P27">In this assessment you will work on your own to demonstrate your understanding of the mathematical topics taught in this course. You will do this through solving a variety of mathematical problems <text:span text:style-name="T4">(Assessment Questions)</text:span>. <text:span text:style-name="T5">The Assessment Questions are attached to this assignment brief, </text:span><text:span text:style-name="T3">grouped by </text:span><text:span text:style-name="T6">lecture/</text:span><text:span text:style-name="T3">topi</text:span><text:span text:style-name="T5">c, </text:span><text:span text:style-name="T6">numbered by week</text:span><text:span text:style-name="T3">. For each topic there is a matching Question Submission Point in the form of a Moodle quiz on the module Moodle page. See each quiz for additional formatting instructions.</text:span></text:p>
            <text:p text:style-name="P24">Assessments must be submitted to the <text:span text:style-name="T4">A</text:span>ssessment <text:span text:style-name="T4">S</text:span>ubmission <text:span text:style-name="T4">P</text:span>oint on the module Moodle page. <text:span text:style-name="T4">A submission must take the form of ONE of the following:</text:span></text:p>
            <text:p text:style-name="P25">A) Written or typed answers to all of the Assessment Questions in a PDF file format.</text:p>
            <text:p text:style-name="P26">OR</text:p>
            <text:p text:style-name="P25">B) <text:span text:style-name="T7">A text submission containing t</text:span><text:span text:style-name="T3">he following </text:span>declaration<text:span text:style-name="T3">:</text:span></text:p>
            <text:list xml:id="list2774143802" text:style-name="L1">
              <text:list-item>
                <text:p text:style-name="P30">“I confirm that I have submitted my answers <text:span text:style-name="T4">to the Assessment Questions </text:span>to the weekly Question Submission Points <text:span text:style-name="T4">on the module Moodle page.</text:span></text:p>
              </text:list-item>
              <text:list-item>
                <text:p text:style-name="P30">I understand that <text:span text:style-name="T5">the</text:span><text:span text:style-name="T4"> answers </text:span><text:span text:style-name="T5">I have submitted to</text:span><text:span text:style-name="T4"> the weekly Question Submission Points will be used to determine my grade for this assessment, in </text:span><text:soft-page-break/><text:span text:style-name="T4">place of a written submission.</text:span></text:p>
              </text:list-item>
              <text:list-item>
                <text:p text:style-name="P31">I will make no further changes to <text:span text:style-name="T5">the</text:span> answers <text:span text:style-name="T5">I have submitted to</text:span> the weekly Question Submission Points, nor will I make any further attempts <text:span text:style-name="T5">to</text:span> provide new answers. I recognise that <text:span text:style-name="T5">doing so</text:span> will be logged and <text:span text:style-name="T5">may</text:span> constitute accademic misconduct.”</text:p>
              </text:list-item>
            </text:list>
            <text:p text:style-name="P28">The Assessment Questions are attached to this assignment brief. <text:span text:style-name="T8">The assessment is marked out of a total of 255.</text:span></text:p>
          </table:table-cell>
        </table:table-row>
        <table:table-row table:style-name="Table2.1">
          <table:table-cell table:style-name="Table2.A1" office:value-type="string">
            <text:p text:style-name="P10">Additional Information</text:p>
          </table:table-cell>
        </table:table-row>
        <table:table-row table:style-name="Table2.4">
          <table:table-cell table:style-name="Table2.A4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7">Assessment Regulations</text:p>
          </table:table-cell>
        </table:table-row>
        <table:table-row table:style-name="Table2.6">
          <table:table-cell table:style-name="Table2.A6" office:value-type="string">
            <text:list xml:id="list2476350074" text:style-name="WWNum2">
              <text:list-item>
                <text:p text:style-name="P29"><text:span text:style-name="T1">Your attention is drawn to the University policy on cheating and plagiarism. Penalties will be applied where a student is found guilty of academic misconduct, including termination of programme (</text:span><text:a xlink:type="simple" xlink:href="https://www.yorksj.ac.uk/media/content-assets/document-directory/documents/Academic-Misconduct-policy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29"><text:span text:style-name="T1">You are required to keep to the word limit set for an assessment and to note that you may be subject to penalty if you exceed that limit. (</text:span><text:a xlink:type="simple" xlink:href="https://www.yorksj.ac.uk/registry/regulations/attendance-deadlines-and-assessment/" text:style-name="Internet_20_link" text:visited-style-name="Visited_20_Internet_20_Link"><text:span text:style-name="Internet_20_link"><text:span text:style-name="T1">Policy link</text:span></text:span></text:a><text:span text:style-name="T1">). <text:s/>You are required to provide an accurate word count on the cover sheet for each piece of work you submit.</text:span></text:p>
              </text:list-item>
              <text:list-item>
                <text:p text:style-name="P29"><text:span text:style-name="T1">For late or non-submission of work by the published deadline or an approved extended deadline, a mark of 0NS will be recorded. Where a re-assessment opportunity exists, a student will normally be permitted only one attempt to be re-assessed for a capped mark. (</text:span><text:a xlink:type="simple" xlink:href="https://www.yorksj.ac.uk/media/content-assets/registry/sort-into-subfolders/Attendance_deadlines_and_assessment.pdf" text:style-name="Internet_20_link" text:visited-style-name="Visited_20_Internet_20_Link"><text:span text:style-name="Internet_20_link"><text:span text:style-name="T1">Policy link</text:span></text:span></text:a><text:span text:style-name="T1">).</text:span></text:p>
              </text:list-item>
              <text:list-item>
                <text:p text:style-name="P29"><text:span text:style-name="T1">An extension to the published deadline may be granted to an individual student if they meet the eligibility criteria of the </text:span><text:a xlink:type="simple" xlink:href="https://www.yorksj.ac.uk/ssr/policies-and-regulations-/exceptional-circumstances/" text:style-name="Internet_20_link" text:visited-style-name="Visited_20_Internet_20_Link"><text:span text:style-name="Internet_20_link"><text:span text:style-name="T1">Exceptional Circumstances policy</text:span></text:span></text:a><text:span text:style-name="T1">. </text:span></text:p>
              </text:list-item>
            </text:list>
          </table:table-cell>
        </table:table-row>
      </table:table>
      <text:p text:style-name="P20"/>
      <text:p text:style-name="P5"/>
      <text:p text:style-name="P6">General Writing guidelines</text:p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9">Summary Feedback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First Marker:</text:p>
          </table:table-cell>
          <table:table-cell table:style-name="Table3.B2" table:number-columns-spanned="2" office:value-type="string">
            <text:p text:style-name="P14"/>
          </table:table-cell>
          <table:covered-table-cell/>
          <table:table-cell table:style-name="Table3.D2" office:value-type="string">
            <text:p text:style-name="P11">Date:</text:p>
          </table:table-cell>
          <table:table-cell table:style-name="Table3.E2" office:value-type="string">
            <text:p text:style-name="P14"/>
          </table:table-cell>
        </table:table-row>
        <table:table-row table:style-name="Table3.3">
          <table:table-cell table:style-name="Table3.A2" table:number-columns-spanned="5" office:value-type="string">
            <text:p text:style-name="P22">First marker feedback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7">Second Marker:</text:p>
          </table:table-cell>
          <table:table-cell table:style-name="Table3.B5" table:number-columns-spanned="2" office:value-type="string">
            <text:p text:style-name="P14"/>
          </table:table-cell>
          <table:covered-table-cell/>
          <table:table-cell table:style-name="Table3.D5" office:value-type="string">
            <text:p text:style-name="P16"><text:span text:style-name="T2">Date</text:span>:</text:p>
          </table:table-cell>
          <table:table-cell table:style-name="Table3.E5" office:value-type="string">
            <text:p text:style-name="P14"/>
          </table:table-cell>
        </table:table-row>
        <table:table-row table:style-name="Table3.6">
          <table:table-cell table:style-name="Table3.A2" table:number-columns-spanned="5" office:value-type="string">
            <text:p text:style-name="P22">Second marker feedback (if applicable)</text:p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22"/>
          </table:table-cell>
          <table:covered-table-cell/>
          <table:table-cell table:style-name="Table3.A2" office:value-type="string">
            <text:p text:style-name="P11">Provisional mark:</text:p>
          </table:table-cell>
          <table:table-cell table:style-name="Table3.A4" table:number-columns-spanned="2" office:value-type="string">
            <text:p text:style-name="P22"/>
          </table:table-cell>
          <table:covered-table-cell/>
        </table:table-row>
      </table:table>
      <text:p text:style-name="P3"/>
      <text:p text:style-name="P23">Please note that grades remain unconfirmed until they have been considered at a Subject Assessment Panel (SAP), and recommended by the SAP to the University <text:s/>Board of Examiners for Progress and Award. Confirmed marks will be made available via eVision, after the Board of Examiners meeting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raxis Com Light" svg:font-family="'Praxis Com Light'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hyphenation-ladder-count="no-limit"/>
      <style:text-properties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loext:num-list-format="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loext:num-list-format="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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loext:num-list-format="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loext:num-list-format="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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loext:num-list-format="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Praxis Com Light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Dea</meta:initial-creator>
    <meta:editing-cycles>8</meta:editing-cycles>
    <meta:creation-date>2021-05-19T13:14:00</meta:creation-date>
    <dc:date>2021-12-06T14:01:24.793821704</dc:date>
    <meta:editing-duration>PT15M18S</meta:editing-duration>
    <meta:generator>LibreOffice/7.2.2.2$Linux_X86_64 LibreOffice_project/20$Build-2</meta:generator>
    <meta:document-statistic meta:table-count="3" meta:image-count="0" meta:object-count="0" meta:page-count="2" meta:paragraph-count="62" meta:word-count="581" meta:character-count="3578" meta:non-whitespace-character-count="3060"/>
    <meta:user-defined meta:name="AppVersion">16.0000</meta:user-defined>
    <meta:user-defined meta:name="ContentTypeId">0x010100E0283CB985BCEF489A654FCE3531657F</meta:user-defined>
    <meta:template xlink:type="simple" xlink:actuate="onRequest" xlink:title="Normal" xlink:href=""/>
  </office:meta>
</office:document-meta>
</file>